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48in"/>
    </style:style>
    <style:style style:name="co4" style:family="table-column">
      <style:table-column-properties fo:break-before="auto" style:column-width="0.1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style:font-style-asian="italic" style:font-style-complex="italic"/>
    </style:style>
    <style:style style:name="ce3" style:family="table-cell" style:parent-style-name="Default">
      <style:text-properties fo:color="#0000ff" fo:font-weight="bold" style:font-weight-asian="bold" style:font-weight-complex="bold"/>
    </style:style>
    <style:style style:name="ce4" style:family="table-cell" style:parent-style-name="Default">
      <style:text-properties fo:color="#0000ff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ackground-color="#e6e64c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83caff"/>
      <style:text-properties fo:font-size="9pt" style:font-size-asian="9pt" style:font-size-complex="9pt"/>
    </style:style>
    <style:style style:name="ce12" style:family="table-cell" style:parent-style-name="Default">
      <style:table-cell-properties style:cell-protect="none" style:print-content="true"/>
      <style:text-properties fo:color="#0000ff"/>
    </style:style>
    <style:style style:name="ce13" style:family="table-cell" style:parent-style-name="Default" style:data-style-name="N125">
      <style:text-properties fo:color="#008000"/>
    </style:style>
    <style:style style:name="ce14" style:family="table-cell" style:parent-style-name="Default">
      <style:table-cell-properties fo:background-color="#ff9966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aecf00"/>
      <style:text-properties fo:font-size="9pt" style:font-size-asian="9pt" style:font-size-complex="9pt"/>
    </style:style>
    <style:style style:name="ce16" style:family="table-cell" style:parent-style-name="Default" style:data-style-name="N2">
      <style:table-cell-properties style:cell-protect="none" style:print-content="true"/>
      <style:text-properties fo:color="#0000ff"/>
    </style:style>
    <style:style style:name="ce17" style:family="table-cell" style:parent-style-name="Default" style:data-style-name="N124"/>
    <style:style style:name="ce18" style:family="table-cell" style:parent-style-name="Default">
      <style:text-properties fo:color="#008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57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1" style:family="table-cell" style:parent-style-name="Default" style:data-style-name="N124">
      <style:table-cell-properties fo:background-color="#e6e64c"/>
      <style:text-properties fo:font-weight="bold" style:font-weight-asian="bold" style:font-weight-complex="bold"/>
    </style:style>
    <style:style style:name="ce22" style:family="table-cell" style:parent-style-name="Default" style:data-style-name="N124">
      <style:table-cell-properties fo:background-color="#ff9966"/>
      <style:text-properties fo:font-weight="bold" style:font-weight-asian="bold" style:font-weight-complex="bold"/>
    </style:style>
    <style:style style:name="ce23" style:family="table-cell" style:parent-style-name="Default" style:data-style-name="N124">
      <style:table-cell-properties fo:background-color="#83caff"/>
      <style:text-properties fo:font-weight="bold" style:font-weight-asian="bold" style:font-weight-complex="bold"/>
    </style:style>
    <style:style style:name="ce24" style:family="table-cell" style:parent-style-name="Default" style:data-style-name="N124">
      <style:table-cell-properties fo:background-color="#aecf00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6" style:family="table-cell" style:parent-style-name="Default" style:data-style-name="N124">
      <style:table-cell-properties style:text-align-source="fix" style:repeat-content="false" fo:border="0.06pt solid #000000"/>
      <style:paragraph-properties fo:text-align="end" fo:margin-left="0in"/>
      <style:text-properties style:font-name="Arial" fo:font-size="10pt" fo:language="en" fo:country="US" fo:font-weight="bold" style:font-name-asian="Lucida Sans Unicode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0" style:family="table-cell" style:parent-style-name="Default">
      <style:table-cell-properties fo:background-color="#ffff66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70" style:family="table-cell" style:parent-style-name="Default" style:data-style-name="N1"/>
    <style:style style:name="ce32" style:family="table-cell" style:parent-style-name="Default">
      <style:table-cell-properties fo:background-color="#ffcc99"/>
    </style:style>
    <style:style style:name="ce33" style:family="table-cell" style:parent-style-name="Default" style:data-style-name="N2">
      <style:text-properties fo:color="#0000ff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ackground-color="#ffcc99"/>
      <style:text-properties fo:font-weight="bold" style:font-weight-asian="bold" style:font-weight-complex="bold"/>
    </style:style>
    <style:style style:name="ce38" style:family="table-cell" style:parent-style-name="Default" style:data-style-name="N1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2"/>
    <style:style style:name="ce41" style:family="table-cell" style:parent-style-name="Default" style:data-style-name="N1">
      <style:text-properties fo:color="#008000"/>
    </style:style>
    <style:style style:name="T1" style:family="text">
      <style:text-properties style:font-name="Arial"/>
    </style:style>
  </office:automatic-styles>
  <office:body>
    <office:spreadsheet table:structure-protected="true" table:protection-key="DLVyncKZJPAWpuFSnP/3fBnzuw4=" table:protection-key-digest-algorithm="http://www.w3.org/2000/09/xmldsig#sha1">
      <table:content-validations>
        <table:content-validation table:name="val1" table:condition="of:cell-content-is-in-list(&quot;N&quot;;&quot;S&quot;)" table:allow-empty-cell="false" table:display-list="unsorted" table:base-cell-address="Dieumegard.D5">
          <table:error-message table:message-type="stop" table:display="true"/>
        </table:content-validation>
        <table:content-validation table:name="val2" table:condition="of:cell-content-is-in-list(&quot;N&quot;;&quot;S&quot;)" table:allow-empty-cell="false" table:display-list="unsorted" table:base-cell-address="Dieumegard.D6"/>
        <table:content-validation table:name="val3" table:condition="of:cell-content-is-in-list(&quot;N&quot;;&quot;S&quot;)" table:allow-empty-cell="false" table:display-list="unsorted" table:base-cell-address="Bataille.D5"/>
        <table:content-validation table:name="val4" table:condition="of:cell-content-is-in-list(&quot;N&quot;;&quot;S&quot;)" table:allow-empty-cell="false" table:display-list="unsorted" table:base-cell-address="Bataille.D6"/>
      </table:content-validations>
      <table:table table:name="Dieumegard" table:style-name="ta1" table:print="false">
        <table:table-column table:style-name="co1" table:default-cell-style-name="ce6"/>
        <table:table-column table:style-name="co2" table:number-columns-repeated="4" table:default-cell-style-name="Default"/>
        <table:table-column table:style-name="co3" table:default-cell-style-name="ce13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Tables de Dieumegard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Degrés</text:p>
          </table:table-cell>
          <table:table-cell table:style-name="ce2" office:value-type="string" calcext:value-type="string">
            <text:p>Minutes</text:p>
          </table:table-cell>
          <table:table-cell table:style-name="ce2" office:value-type="string" calcext:value-type="string">
            <text:p>Signe</text:p>
          </table:table-cell>
          <table:table-cell table:style-name="ce2"/>
          <table:table-cell table:style-name="ce2" office:value-type="string" calcext:value-type="string">
            <text:p>Valeurs décimales</text:p>
          </table:table-cell>
          <table:table-cell table:style-name="ce27" table:number-columns-repeated="1018"/>
        </table:table-row>
        <table:table-row table:style-name="ro2">
          <table:table-cell table:style-name="ce3" office:value-type="string" calcext:value-type="string">
            <text:p>AHL</text:p>
          </table:table-cell>
          <table:table-cell table:style-name="ce12" office:value-type="float" office:value="75" calcext:value-type="float">
            <text:p>75</text:p>
          </table:table-cell>
          <table:table-cell table:style-name="ce16" office:value-type="float" office:value="8.51" calcext:value-type="float">
            <text:p>8.51</text:p>
          </table:table-cell>
          <table:table-cell table:style-name="ce19"/>
          <table:table-cell table:style-name="ce4"/>
          <table:table-cell table:formula="of:=[.B4]+([.C4]/60)" office:value-type="float" office:value="75.1418333333333" calcext:value-type="float">
            <text:p>75.1418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float" office:value="8" calcext:value-type="float">
            <text:p>8.00</text:p>
          </table:table-cell>
          <table:table-cell table:style-name="ce57" table:content-validation-name="val1" office:value-type="string" calcext:value-type="string">
            <text:p>S</text:p>
          </table:table-cell>
          <table:table-cell table:style-name="ce4"/>
          <table:table-cell table:formula="of:=([.B5]+([.C5]/60))*(IF([.D5]=&quot;S&quot;;-1;1))" office:value-type="float" office:value="-8.13333333333333" calcext:value-type="float">
            <text:p>-8.1333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12" office:value-type="float" office:value="23" calcext:value-type="float">
            <text:p>23</text:p>
          </table:table-cell>
          <table:table-cell table:style-name="ce16" office:value-type="float" office:value="15.89" calcext:value-type="float">
            <text:p>15.89</text:p>
          </table:table-cell>
          <table:table-cell table:style-name="ce57" table:content-validation-name="val2" office:value-type="string" calcext:value-type="string">
            <text:p>N</text:p>
          </table:table-cell>
          <table:table-cell table:style-name="ce4"/>
          <table:table-cell table:formula="of:=([.B6]+([.C6]/60))*(IF([.D6]=&quot;S&quot;;-1;1))" office:value-type="float" office:value="23.2648333333333" calcext:value-type="float">
            <text:p>23.26483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L<text:span text:style-name="T1">±D</text:span></text:p>
          </table:table-cell>
          <table:table-cell table:style-name="ce4" table:number-columns-repeated="4"/>
          <table:table-cell table:formula="of:=ABS(IF([.D5]=[.D6];ABS([.F5])-ABS([.F6]);ABS([.F5])+ABS([.F6])))" office:value-type="float" office:value="31.3981666666667" calcext:value-type="float">
            <text:p>31.39817</text:p>
          </table:table-cell>
          <table:table-cell table:number-columns-repeated="3"/>
          <table:table-cell table:style-name="ce13"/>
          <table:table-cell table:number-columns-repeated="1014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4">
          <table:table-cell table:style-name="ce44" table:number-columns-repeated="2"/>
          <table:table-cell table:style-name="ce44" office:value-type="string" calcext:value-type="string">
            <text:p>cos(AHL)</text:p>
          </table:table-cell>
          <table:table-cell table:style-name="ce44" office:value-type="string" calcext:value-type="string">
            <text:p>1 – cos(AHL)</text:p>
          </table:table-cell>
          <table:table-cell table:style-name="ce44" office:value-type="string" calcext:value-type="string">
            <text:p>log(1-cos(AHL))</text:p>
          </table:table-cell>
          <table:table-cell table:style-name="ce44" office:value-type="string" calcext:value-type="string">
            <text:p>colog(1-cos(AHL))</text:p>
          </table:table-cell>
          <table:table-cell table:style-name="ce44" table:number-columns-repeated="1018"/>
        </table:table-row>
        <table:table-row table:style-name="ro2">
          <table:table-cell office:value-type="string" calcext:value-type="string">
            <text:p>Table 1</text:p>
          </table:table-cell>
          <table:table-cell table:style-name="ce13" office:value-type="string" calcext:value-type="string">
            <text:p>avec AHL</text:p>
          </table:table-cell>
          <table:table-cell table:style-name="ce17" table:formula="of:=COS(RADIANS([.F4]))" office:value-type="float" office:value="0.25642714508947" calcext:value-type="float">
            <text:p>0.2564</text:p>
          </table:table-cell>
          <table:table-cell table:style-name="ce17" table:formula="of:=1-[.C10]" office:value-type="float" office:value="0.74357285491053" calcext:value-type="float">
            <text:p>0.7436</text:p>
          </table:table-cell>
          <table:table-cell table:style-name="ce17" table:formula="of:=LOG10([.D10])" office:value-type="float" office:value="-0.128676473092918" calcext:value-type="float">
            <text:p>-0.1287</text:p>
          </table:table-cell>
          <table:table-cell table:style-name="ce21" table:formula="of:=-[.E10]" office:value-type="float" office:value="0.128676473092918" calcext:value-type="float">
            <text:p>0.1287</text:p>
          </table:table-cell>
          <table:table-cell table:number-columns-repeated="1018"/>
        </table:table-row>
        <table:table-row table:style-name="ro5">
          <table:table-cell table:style-name="ce7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7" table:number-columns-repeated="2"/>
          <table:table-cell table:style-name="ce44" office:value-type="string" calcext:value-type="string">
            <text:p>α</text:p>
          </table:table-cell>
          <table:table-cell table:style-name="ce44" office:value-type="string" calcext:value-type="string">
            <text:p>cos(<text:span text:style-name="T1">α)</text:span></text:p>
          </table:table-cell>
          <table:table-cell table:style-name="ce44" office:value-type="string" calcext:value-type="string">
            <text:p>log(cos(<text:span text:style-name="T1">α))</text:span></text:p>
          </table:table-cell>
          <table:table-cell table:style-name="ce44" office:value-type="string" calcext:value-type="string">
            <text:p>colog(cos(<text:span text:style-name="T1">α))</text:span></text:p>
          </table:table-cell>
          <table:table-cell table:style-name="ce47" table:number-columns-repeated="1018"/>
        </table:table-row>
        <table:table-row table:style-name="ro2">
          <table:table-cell office:value-type="string" calcext:value-type="string">
            <text:p>Table 2</text:p>
          </table:table-cell>
          <table:table-cell table:style-name="ce13" office:value-type="string" calcext:value-type="string">
            <text:p>avec L</text:p>
          </table:table-cell>
          <table:table-cell table:style-name="ce18" table:formula="of:=[.F5]" office:value-type="float" office:value="-8.13333333333333" calcext:value-type="float">
            <text:p>-8.13</text:p>
          </table:table-cell>
          <table:table-cell table:style-name="ce17" table:formula="of:=COS(RADIANS([.F5]))" office:value-type="float" office:value="0.989941517163688" calcext:value-type="float">
            <text:p>0.9899</text:p>
          </table:table-cell>
          <table:table-cell table:style-name="ce17" table:formula="of:=LOG10([.D13])" office:value-type="float" office:value="-0.00439046148661589" calcext:value-type="float">
            <text:p>-0.0044</text:p>
          </table:table-cell>
          <table:table-cell table:style-name="ce21" table:formula="of:=-[.E13]" office:value-type="float" office:value="0.00439046148661589" calcext:value-type="float">
            <text:p>0.00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ble 2</text:p>
          </table:table-cell>
          <table:table-cell table:style-name="ce13" office:value-type="string" calcext:value-type="string">
            <text:p>avec D</text:p>
          </table:table-cell>
          <table:table-cell table:style-name="ce18" table:formula="of:=[.F6]" office:value-type="float" office:value="23.2648333333333" calcext:value-type="float">
            <text:p>23.26</text:p>
          </table:table-cell>
          <table:table-cell table:style-name="ce17" table:formula="of:=COS(RADIANS([.F6]))" office:value-type="float" office:value="0.918688983922768" calcext:value-type="float">
            <text:p>0.9187</text:p>
          </table:table-cell>
          <table:table-cell table:style-name="ce17" table:formula="of:=LOG10([.D14])" office:value-type="float" office:value="-0.0368314912553547" calcext:value-type="float">
            <text:p>-0.0368</text:p>
          </table:table-cell>
          <table:table-cell table:style-name="ce21" table:formula="of:=-[.E14]" office:value-type="float" office:value="0.0368314912553547" calcext:value-type="float">
            <text:p>0.0368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9" office:value-type="string" calcext:value-type="string">
            <text:p>Somme d</text:p>
          </table:table-cell>
          <table:table-cell table:number-columns-repeated="4"/>
          <table:table-cell table:style-name="ce22" table:formula="of:=[.F10]+[.F13]+[.F14]" office:value-type="float" office:value="0.169898425834889" calcext:value-type="float">
            <text:p>0.1699</text:p>
          </table:table-cell>
          <table:table-cell table:number-columns-repeated="1018"/>
        </table:table-row>
        <table:table-row table:style-name="ro2">
          <table:table-cell table:style-name="ce47" table:number-columns-repeated="5"/>
          <table:table-cell table:style-name="ce44" office:value-type="string" calcext:value-type="string">
            <text:p>colog(n)</text:p>
          </table:table-cell>
          <table:table-cell table:style-name="ce47" table:number-columns-repeated="1018"/>
        </table:table-row>
        <table:table-row table:style-name="ro2">
          <table:table-cell office:value-type="string" calcext:value-type="string">
            <text:p>Table 3</text:p>
          </table:table-cell>
          <table:table-cell table:style-name="ce14" office:value-type="string" calcext:value-type="string">
            <text:p>avec somme d</text:p>
          </table:table-cell>
          <table:table-cell table:number-columns-repeated="3"/>
          <table:table-cell table:style-name="ce23" table:formula="of:=POWER(10;-[.F16])" office:value-type="float" office:value="0.676241118306381" calcext:value-type="float">
            <text:p>0.6762</text:p>
          </table:table-cell>
          <table:table-cell table:number-columns-repeated="1018"/>
        </table:table-row>
        <table:table-row table:style-name="ro2">
          <table:table-cell table:style-name="ce47" table:number-columns-repeated="4"/>
          <table:table-cell table:style-name="ce44" office:value-type="string" calcext:value-type="string">
            <text:p>cos(<text:span text:style-name="T1">α)</text:span></text:p>
          </table:table-cell>
          <table:table-cell table:style-name="ce44" office:value-type="string" calcext:value-type="string">
            <text:p>1-cos(<text:span text:style-name="T1">α)</text:span></text:p>
          </table:table-cell>
          <table:table-cell table:style-name="ce47" table:number-columns-repeated="1018"/>
        </table:table-row>
        <table:table-row table:style-name="ro3">
          <table:table-cell office:value-type="string" calcext:value-type="string">
            <text:p>Table A</text:p>
          </table:table-cell>
          <table:table-cell table:style-name="ce13" office:value-type="string" calcext:value-type="string">
            <text:p>avec L<text:span text:style-name="T1">±D</text:span></text:p>
          </table:table-cell>
          <table:table-cell table:number-columns-repeated="2"/>
          <table:table-cell table:style-name="ce17" table:formula="of:=COS(RADIANS([.F7]))" office:value-type="float" office:value="0.853567467949805" calcext:value-type="float">
            <text:p>0.8536</text:p>
          </table:table-cell>
          <table:table-cell table:style-name="ce23" table:formula="of:=1-[.E20]" office:value-type="float" office:value="0.146432532050195" calcext:value-type="float">
            <text:p>0.1464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13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11" office:value-type="string" calcext:value-type="string">
            <text:p>Somme g</text:p>
          </table:table-cell>
          <table:table-cell table:number-columns-repeated="4"/>
          <table:table-cell table:style-name="ce24" table:formula="of:=[.F18]+[.F20]" office:value-type="float" office:value="0.822673650356576" calcext:value-type="float">
            <text:p>0.8227</text:p>
          </table:table-cell>
          <table:table-cell table:number-columns-repeated="1018"/>
        </table:table-row>
        <table:table-row table:style-name="ro6">
          <table:table-cell table:style-name="ce7" table:number-columns-repeated="5"/>
          <table:table-cell table:style-name="ce27" office:value-type="string" calcext:value-type="string">
            <text:p>He</text:p>
          </table:table-cell>
          <table:table-cell table:style-name="ce7" table:number-columns-repeated="1018"/>
        </table:table-row>
        <table:table-row table:style-name="ro2">
          <table:table-cell office:value-type="string" calcext:value-type="string">
            <text:p>Table A</text:p>
          </table:table-cell>
          <table:table-cell table:style-name="ce15" office:value-type="string" calcext:value-type="string">
            <text:p>avec somme g</text:p>
          </table:table-cell>
          <table:table-cell/>
          <table:table-cell table:style-name="ce17" table:formula="of:=90 - DEGREES(ACOS(1-[.F22]))" office:value-type="float" office:value="10.2140658018769" calcext:value-type="float">
            <text:p>10.2141</text:p>
          </table:table-cell>
          <table:table-cell/>
          <table:table-cell table:style-name="ce26" table:formula="of:=CONCATENATE(INT([.D24]); &quot;°&quot;;TEXT(([.D24]-INT([.D24]))*60;&quot;00.00&quot;);&quot;'&quot;)" office:value-type="string" office:string-value="10°12.84'" calcext:value-type="string">
            <text:p>10°12.84'</text:p>
          </table:table-cell>
          <table:table-cell table:number-columns-repeated="1018"/>
        </table:table-row>
      </table:table>
      <table:table table:name="Bataille" table:style-name="ta1" table:print="false"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Tables de Bataille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2" office:value-type="string" calcext:value-type="string">
            <text:p>Degrés</text:p>
          </table:table-cell>
          <table:table-cell table:style-name="ce2" office:value-type="string" calcext:value-type="string">
            <text:p>Minutes</text:p>
          </table:table-cell>
          <table:table-cell table:style-name="ce2" office:value-type="string" calcext:value-type="string">
            <text:p>Signe</text:p>
          </table:table-cell>
          <table:table-cell table:style-name="ce2"/>
          <table:table-cell table:style-name="ce2" office:value-type="string" calcext:value-type="string">
            <text:p>Valeur arrondies</text:p>
          </table:table-cell>
          <table:table-cell table:number-columns-repeated="1018"/>
        </table:table-row>
        <table:table-row table:style-name="ro2">
          <table:table-cell table:style-name="ce3" table:formula="of:=[Dieumegard.A4]" office:value-type="string" office:string-value="AHL" calcext:value-type="string">
            <text:p>AHL</text:p>
          </table:table-cell>
          <table:table-cell table:style-name="ce4" table:formula="of:=[Dieumegard.B4]" office:value-type="float" office:value="75" calcext:value-type="float">
            <text:p>75</text:p>
          </table:table-cell>
          <table:table-cell table:style-name="ce33" table:formula="of:=[Dieumegard.C4]" office:value-type="float" office:value="8.51" calcext:value-type="float">
            <text:p>8.51</text:p>
          </table:table-cell>
          <table:table-cell table:style-name="ce19"/>
          <table:table-cell table:style-name="ce4"/>
          <table:table-cell table:style-name="ce41" table:formula="of:=ROUND([.B4]+([.C4]/60))"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table:style-name="ce3" table:formula="of:=[Dieumegard.A5]" office:value-type="string" office:string-value="L" calcext:value-type="string">
            <text:p>L</text:p>
          </table:table-cell>
          <table:table-cell table:style-name="ce4" table:formula="of:=[Dieumegard.B5]" office:value-type="float" office:value="8" calcext:value-type="float">
            <text:p>8</text:p>
          </table:table-cell>
          <table:table-cell table:style-name="ce33" table:formula="of:=[Dieumegard.C5]" office:value-type="float" office:value="8" calcext:value-type="float">
            <text:p>8.00</text:p>
          </table:table-cell>
          <table:table-cell table:style-name="ce76" table:content-validation-name="val3" table:formula="of:=[Dieumegard.D5]" office:value-type="string" office:string-value="S" calcext:value-type="string">
            <text:p>S</text:p>
          </table:table-cell>
          <table:table-cell table:style-name="ce4"/>
          <table:table-cell table:style-name="ce41" table:formula="of:=ROUND([.B5]+([.C5]/60))*(IF([.D5]=&quot;S&quot;;-1;1))" office:value-type="float" office:value="-8" calcext:value-type="float">
            <text:p>-8</text:p>
          </table:table-cell>
          <table:table-cell table:number-columns-repeated="1018"/>
        </table:table-row>
        <table:table-row table:style-name="ro2">
          <table:table-cell table:style-name="ce3" table:formula="of:=[Dieumegard.A6]" office:value-type="string" office:string-value="D" calcext:value-type="string">
            <text:p>D</text:p>
          </table:table-cell>
          <table:table-cell table:style-name="ce4" table:formula="of:=[Dieumegard.B6]" office:value-type="float" office:value="23" calcext:value-type="float">
            <text:p>23</text:p>
          </table:table-cell>
          <table:table-cell table:style-name="ce33" table:formula="of:=[Dieumegard.C6]" office:value-type="float" office:value="15.89" calcext:value-type="float">
            <text:p>15.89</text:p>
          </table:table-cell>
          <table:table-cell table:style-name="ce76" table:content-validation-name="val4" table:formula="of:=[Dieumegard.D6]" office:value-type="string" office:string-value="N" calcext:value-type="string">
            <text:p>N</text:p>
          </table:table-cell>
          <table:table-cell table:style-name="ce4"/>
          <table:table-cell table:style-name="ce41" table:formula="of:=ROUND([.B6]+([.C6]/60))*(IF([.D6]=&quot;S&quot;;-1;1))"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Angle au p<text:span text:style-name="T1">ô</text:span>le</text:p>
          </table:table-cell>
          <table:table-cell table:style-name="ce31" office:value-type="string" calcext:value-type="string">
            <text:p>En degrés</text:p>
          </table:table-cell>
          <table:table-cell table:style-name="ce31" office:value-type="string" calcext:value-type="string">
            <text:p>En heures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P</text:p>
          </table:table-cell>
          <table:table-cell table:style-name="ce70" table:formula="of:=IF([.F4]&lt;180;[.F4];360-[.F4])" office:value-type="float" office:value="75" calcext:value-type="float">
            <text:p>75</text:p>
          </table:table-cell>
          <table:table-cell table:style-name="ce25" table:formula="of:=CONCATENATE(INT([.B8]/15); &quot;h &quot;; ROUND(60*MOD([.B8];15)/15);&quot;m&quot;)" office:value-type="string" office:string-value="5h 0m" calcext:value-type="string">
            <text:p>5h 0m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67" table:number-columns-repeated="3"/>
          <table:table-cell table:style-name="ce44" office:value-type="string" calcext:value-type="string">
            <text:p>cosP.sinL</text:p>
          </table:table-cell>
          <table:table-cell table:style-name="ce67" table:number-columns-repeated="1020"/>
        </table:table-row>
        <table:table-row table:style-name="ro2">
          <table:table-cell table:style-name="ce6" office:value-type="string" calcext:value-type="string">
            <text:p>Table 1</text:p>
          </table:table-cell>
          <table:table-cell table:style-name="ce13" office:value-type="string" calcext:value-type="string">
            <text:p>avec L &amp; P</text:p>
          </table:table-cell>
          <table:table-cell table:style-name="ce25" office:value-type="string" calcext:value-type="string">
            <text:p>m</text:p>
          </table:table-cell>
          <table:table-cell table:style-name="ce36" table:formula="of:=ABS(COS(RADIANS([.B8]))*SIN(RADIANS([.F5])))*IF([.B8]&lt;90;-1;1)" office:value-type="float" office:value="-0.0360206490944408" calcext:value-type="float">
            <text:p>-0.04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3"/>
          <table:table-cell table:style-name="ce25"/>
          <table:table-cell table:style-name="ce44" office:value-type="string" calcext:value-type="string">
            <text:p>TgD.cosL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able 2</text:p>
          </table:table-cell>
          <table:table-cell table:style-name="ce13" office:value-type="string" calcext:value-type="string">
            <text:p>avec D &amp; L</text:p>
          </table:table-cell>
          <table:table-cell table:style-name="ce25" office:value-type="string" calcext:value-type="string">
            <text:p>n</text:p>
          </table:table-cell>
          <table:table-cell table:style-name="ce36" table:formula="of:=ABS(TAN(RADIANS([.F6]))*COS(RADIANS([.F5])))*(IF([.D5]=[.D6];1;-1))" office:value-type="float" office:value="-0.420343856477318" calcext:value-type="float">
            <text:p>-0.42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Somme m+n</text:p>
          </table:table-cell>
          <table:table-cell table:number-columns-repeated="2"/>
          <table:table-cell table:style-name="ce37" table:formula="of:=[.D11]+[.D13]" office:value-type="float" office:value="-0.456364505571759" calcext:value-type="float">
            <text:p>-0.4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able 2</text:p>
          </table:table-cell>
          <table:table-cell table:style-name="ce32" office:value-type="string" calcext:value-type="string">
            <text:p>avec m+n</text:p>
          </table:table-cell>
          <table:table-cell table:style-name="ce34" office:value-type="string" calcext:value-type="string">
            <text:p>Z</text:p>
          </table:table-cell>
          <table:table-cell table:style-name="ce38" table:formula="of:=90 - ROUND(ABS(DEGREES(ATAN([.D14]/COS(RADIANS(90-[.B8]))))))" office:value-type="float" office:value="65" calcext:value-type="float">
            <text:p>65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table:style-name="ce34" office:value-type="string" calcext:value-type="string">
            <text:p>Z</text:p>
          </table:table-cell>
          <table:table-cell table:style-name="ce39" table:formula="of:=CONCATENATE(IF([.D14]&gt;0;IF([.F5]&gt;0;&quot;N&quot;;&quot;S&quot;);IF([.F5]&gt;0;&quot;S&quot;;&quot;N&quot;));[.D16];&quot;°&quot;;IF([.F4]&gt;180;&quot;E&quot;;&quot;W&quot;))" office:value-type="string" office:string-value="N65°W" calcext:value-type="string">
            <text:p>N65°W</text:p>
          </table:table-cell>
          <table:table-cell table:number-columns-repeated="1020"/>
        </table:table-row>
        <table:table-row table:style-name="ro2">
          <table:table-cell table:number-columns-repeated="4"/>
          <table:table-cell table:style-name="ce4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 style:data-style-name="N2" text:time-value="11:47:59.205848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09-04-16T11:32:48.39</meta:creation-date>
    <meta:editing-duration>PT15H26M29S</meta:editing-duration>
    <meta:editing-cycles>37</meta:editing-cycles>
    <meta:generator>LibreOffice/7.0.3.1$MacOSX_X86_64 LibreOffice_project/d7547858d014d4cf69878db179d326fc3483e082</meta:generator>
    <dc:date>2023-08-01T18:52:49.480030356</dc:date>
    <meta:document-statistic meta:table-count="2" meta:cell-count="109" meta:object-count="0"/>
    <meta:user-defined meta:name="Info 1"/>
    <meta:user-defined meta:name="Info 2"/>
    <meta:user-defined meta:name="Info 3"/>
    <meta:user-defined meta:name="Info 4"/>
  </office:meta>
</office:document-meta>
</file>